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1" table:default-cell-style-name="ce5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8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8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7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7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7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7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7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7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7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6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7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7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7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7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7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7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7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7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7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7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7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6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7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7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7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6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 table:number-rows-repeated="1048336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16:36:14.4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1-01T12:34:00.767000000</dc:date>
    <meta:editing-duration>P10DT4H39M49S</meta:editing-duration>
    <meta:editing-cycles>4091</meta:editing-cycles>
    <meta:document-statistic meta:table-count="1" meta:cell-count="707" meta:object-count="0"/>
    <meta:user-defined meta:name="qrichtext">1</meta:user-defined>
  </office:meta>
</office:document-meta>
</file>